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0800000092EB78CFFA820F0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2" svg:font-family="Mangal"/>
    <style:font-face style:name="Adobe Garamond Pro" svg:font-family="'Adobe Garamond Pro', 'Adobe Garamond Pro'" style:font-family-generic="roman"/>
    <style:font-face style:name="Mangal" svg:font-family="Mangal" style:font-family-generic="roman"/>
    <style:font-face style:name="Open Sans1" svg:font-family="'Open Sans'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4.75cm" style:rel-column-width="16383*"/>
    </style:style>
    <style:style style:name="Tableau1.B" style:family="table-column">
      <style:table-column-properties style:column-width="4.75cm" style:rel-column-width="16385*"/>
    </style:style>
    <style:style style:name="Tableau1.C" style:family="table-column">
      <style:table-column-properties style:column-width="4.75cm" style:rel-column-width="16384*"/>
    </style:style>
    <style:style style:name="Tableau1.A1" style:family="table-cell">
      <style:table-cell-properties style:vertical-align="middle" fo:padding="0.097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2.002cm" style:rel-column-width="6905*"/>
    </style:style>
    <style:style style:name="Tableau3.B" style:family="table-column">
      <style:table-column-properties style:column-width="1.39cm" style:rel-column-width="4794*"/>
    </style:style>
    <style:style style:name="Tableau3.C" style:family="table-column">
      <style:table-column-properties style:column-width="7.086cm" style:rel-column-width="24438*"/>
    </style:style>
    <style:style style:name="Tableau3.D" style:family="table-column">
      <style:table-column-properties style:column-width="1.154cm" style:rel-column-width="3978*"/>
    </style:style>
    <style:style style:name="Tableau3.E" style:family="table-column">
      <style:table-column-properties style:column-width="6.216cm" style:rel-column-width="21439*"/>
    </style:style>
    <style:style style:name="Tableau3.F" style:family="table-column">
      <style:table-column-properties style:column-width="1.154cm" style:rel-column-width="3981*"/>
    </style:style>
    <style:style style:name="Tableau3.A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3.B1" style:family="table-cell">
      <style:table-cell-properties style:vertical-align="middle" fo:padding="0.097cm" fo:border="none"/>
    </style:style>
    <style:style style:name="Tableau3.C1" style:family="table-cell">
      <style:table-cell-properties fo:padding="0.097cm" fo:border="0.05pt solid #000000"/>
    </style:style>
    <style:style style:name="Tableau3.D1" style:family="table-cell">
      <style:table-cell-properties fo:padding="0.097cm" fo:border="none"/>
    </style:style>
    <style:style style:name="Tableau3.E1" style:family="table-cell">
      <style:table-cell-properties fo:padding="0.097cm" fo:border="0.05pt solid #000000"/>
    </style:style>
    <style:style style:name="Tableau3.F1" style:family="table-cell">
      <style:table-cell-properties fo:padding="0.097cm" fo:border="none"/>
    </style:style>
    <style:style style:name="Tableau3.B2" style:family="table-cell">
      <style:table-cell-properties style:vertical-align="middle" fo:padding="0.097cm" fo:border="none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2" style:family="table-cell">
      <style:table-cell-properties fo:padding="0.097cm" fo:border="none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F2" style:family="table-cell">
      <style:table-cell-properties fo:padding="0.097cm" fo:border="none"/>
    </style:style>
    <style:style style:name="Tableau2" style:family="table">
      <style:table-properties style:width="18.994cm" table:align="left"/>
    </style:style>
    <style:style style:name="Tableau2.A" style:family="table-column">
      <style:table-column-properties style:column-width="2.004cm"/>
    </style:style>
    <style:style style:name="Tableau2.B" style:family="table-column">
      <style:table-column-properties style:column-width="7.606cm"/>
    </style:style>
    <style:style style:name="Tableau2.C" style:family="table-column">
      <style:table-column-properties style:column-width="0.28cm"/>
    </style:style>
    <style:style style:name="Tableau2.D" style:family="table-column">
      <style:table-column-properties style:column-width="1.102cm"/>
    </style:style>
    <style:style style:name="Tableau2.E" style:family="table-column">
      <style:table-column-properties style:column-width="8.001cm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2.C1" style:family="table-cell">
      <style:table-cell-properties style:vertical-align="middle" fo:padding="0.097cm" fo:border="none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2" style:family="table-cell">
      <style:table-cell-properties style:vertical-align="middle" fo:padding="0.097cm" fo:border="none"/>
    </style:style>
    <style:style style:name="Tableau2.E2" style:family="table-cell">
      <style:table-cell-properties fo:padding="0.097cm" fo:border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3.106cm" style:rel-column-width="10713*"/>
    </style:style>
    <style:style style:name="Tableau4.B" style:family="table-column">
      <style:table-column-properties style:column-width="15.894cm" style:rel-column-width="54822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01cm" style:rel-column-width="16213*"/>
    </style:style>
    <style:style style:name="Tableau5.B" style:family="table-column">
      <style:table-column-properties style:column-width="14.3cm" style:rel-column-width="49322*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2.498cm" style:rel-column-width="8614*"/>
    </style:style>
    <style:style style:name="Tableau6.B" style:family="table-column">
      <style:table-column-properties style:column-width="8.251cm" style:rel-column-width="28460*"/>
    </style:style>
    <style:style style:name="Tableau6.C" style:family="table-column">
      <style:table-column-properties style:column-width="8.251cm" style:rel-column-width="28461*"/>
    </style:style>
    <style:style style:name="Tableau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background-color="#eeeeee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001cm" table:align="margins"/>
    </style:style>
    <style:style style:name="Tableau9.A" style:family="table-column">
      <style:table-column-properties style:column-width="2.499cm" style:rel-column-width="8620*"/>
    </style:style>
    <style:style style:name="Tableau9.B" style:family="table-column">
      <style:table-column-properties style:column-width="8.25cm" style:rel-column-width="28457*"/>
    </style:style>
    <style:style style:name="Tableau9.C" style:family="table-column">
      <style:table-column-properties style:column-width="8.251cm" style:rel-column-width="28458*"/>
    </style:style>
    <style:style style:name="Tableau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eeeeee" fo:padding="0.097cm" fo:border="0.05pt solid #000000">
        <style:background-image/>
      </style:table-cell-properties>
    </style:style>
    <style:style style:name="Tableau9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3" style:family="table-cell">
      <style:table-cell-properties fo:padding="0.097cm" fo:border-left="0.05pt solid #000000" fo:border-right="none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2.499cm" style:rel-column-width="8620*"/>
    </style:style>
    <style:style style:name="Tableau10.B" style:family="table-column">
      <style:table-column-properties style:column-width="8.25cm" style:rel-column-width="28457*"/>
    </style:style>
    <style:style style:name="Tableau10.C" style:family="table-column">
      <style:table-column-properties style:column-width="8.251cm" style:rel-column-width="28458*"/>
    </style:style>
    <style:style style:name="Tableau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eeeeee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B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2.499cm" style:rel-column-width="8620*"/>
    </style:style>
    <style:style style:name="Tableau7.B" style:family="table-column">
      <style:table-column-properties style:column-width="16.501cm" style:rel-column-width="56915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2.498cm" style:rel-column-width="8614*"/>
    </style:style>
    <style:style style:name="Tableau8.B" style:family="table-column">
      <style:table-column-properties style:column-width="5.5cm" style:rel-column-width="18969*"/>
    </style:style>
    <style:style style:name="Tableau8.D" style:family="table-column">
      <style:table-column-properties style:column-width="5.503cm" style:rel-column-width="18983*"/>
    </style:style>
    <style:style style:name="Tableau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Calibri1" style:text-underline-style="solid" style:text-underline-width="auto" style:text-underline-color="font-color" fo:font-weight="bold" officeooo:rsid="0024da6b" officeooo:paragraph-rsid="0024da6b" style:font-weight-asian="bold" style:font-weight-complex="bold"/>
    </style:style>
    <style:style style:name="P2" style:family="paragraph" style:parent-style-name="Standard">
      <style:text-properties fo:font-size="6pt" officeooo:paragraph-rsid="00202043" style:font-size-asian="5.25pt" style:font-size-complex="6pt"/>
    </style:style>
    <style:style style:name="P3" style:family="paragraph" style:parent-style-name="Standard">
      <style:text-properties fo:font-size="8pt" style:font-size-asian="7pt" style:font-size-complex="8pt"/>
    </style:style>
    <style:style style:name="P4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officeooo:paragraph-rsid="002d8f37" style:font-size-complex="9pt"/>
    </style:style>
    <style:style style:name="P5" style:family="paragraph" style:parent-style-name="Text_20_body">
      <style:paragraph-properties fo:margin-top="0cm" fo:margin-bottom="0cm" loext:contextual-spacing="false"/>
      <style:text-properties fo:font-size="6pt" style:font-size-asian="5.25pt" style:font-size-complex="6pt"/>
    </style:style>
    <style:style style:name="P6" style:family="paragraph" style:parent-style-name="Table_20_Contents">
      <style:text-properties style:font-name="Calibri1" fo:font-size="9pt" style:font-size-asian="9pt" style:font-size-complex="9pt"/>
    </style:style>
    <style:style style:name="P7" style:family="paragraph" style:parent-style-name="Table_20_Contents">
      <style:text-properties style:font-name="Calibri1" fo:font-size="9pt" officeooo:rsid="00150ce8" officeooo:paragraph-rsid="0024da6b" style:font-size-asian="9pt" style:font-size-complex="9pt"/>
    </style:style>
    <style:style style:name="P8" style:family="paragraph" style:parent-style-name="Table_20_Contents">
      <style:text-properties style:font-name="Calibri1" fo:font-size="9pt" officeooo:rsid="00150ce8" officeooo:paragraph-rsid="00300c08" style:font-size-asian="9pt" style:font-size-complex="9pt"/>
    </style:style>
    <style:style style:name="P9" style:family="paragraph" style:parent-style-name="Table_20_Contents">
      <style:text-properties style:font-name="Calibri1" fo:font-size="9pt" officeooo:rsid="0021aa68" officeooo:paragraph-rsid="0021aa68" style:font-size-asian="9pt" style:font-size-complex="9pt"/>
    </style:style>
    <style:style style:name="P10" style:family="paragraph" style:parent-style-name="Table_20_Contents">
      <style:text-properties style:font-name="Calibri1" fo:font-size="9pt" officeooo:rsid="0024da6b" officeooo:paragraph-rsid="0024da6b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24da6b" officeooo:paragraph-rsid="0024da6b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150ce8" officeooo:paragraph-rsid="00150ce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150ce8" officeooo:paragraph-rsid="00163135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163135" officeooo:paragraph-rsid="0017e198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202043" officeooo:paragraph-rsid="00202043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1d4f98" officeooo:paragraph-rsid="001d4f98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1d4f98" officeooo:paragraph-rsid="00202043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184755" officeooo:paragraph-rsid="00184755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2835c5" officeooo:paragraph-rsid="002835c5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2c1e80" officeooo:paragraph-rsid="002c1e80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3769fd" officeooo:paragraph-rsid="003769f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3b15b0" officeooo:paragraph-rsid="003b15b0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Calibri1" fo:font-size="8pt" style:font-size-asian="8pt" style:font-size-complex="8pt"/>
    </style:style>
    <style:style style:name="P24" style:family="paragraph" style:parent-style-name="Table_20_Contents">
      <style:text-properties style:font-name="Calibri1" fo:font-size="8pt" officeooo:rsid="00547996" officeooo:paragraph-rsid="00547996" style:font-size-asian="8pt" style:font-size-complex="8pt"/>
    </style:style>
    <style:style style:name="P25" style:family="paragraph" style:parent-style-name="Table_20_Contents">
      <style:text-properties style:font-name="Calibri1" fo:font-size="8pt" officeooo:rsid="00547996" officeooo:paragraph-rsid="0071a91c" style:font-size-asian="8pt" style:font-size-complex="8pt"/>
    </style:style>
    <style:style style:name="P26" style:family="paragraph" style:parent-style-name="Table_20_Contents">
      <style:text-properties style:font-name="Calibri1" fo:font-size="8pt" officeooo:rsid="004038e9" officeooo:paragraph-rsid="004038e9" style:font-size-asian="8pt" style:font-size-complex="8pt"/>
    </style:style>
    <style:style style:name="P27" style:family="paragraph" style:parent-style-name="Table_20_Contents">
      <style:text-properties style:font-name="Calibri1" fo:font-size="8pt" fo:font-style="italic" style:text-underline-style="solid" style:text-underline-width="auto" style:text-underline-color="font-color" officeooo:rsid="002835c5" officeooo:paragraph-rsid="002835c5" style:font-size-asian="8pt" style:font-style-asian="italic" style:font-size-complex="8pt" style:font-style-complex="italic"/>
    </style:style>
    <style:style style:name="P28" style:family="paragraph" style:parent-style-name="Table_20_Contents">
      <style:text-properties style:font-name="Calibri1" fo:font-size="8pt" fo:font-style="italic" style:text-underline-style="solid" style:text-underline-width="auto" style:text-underline-color="font-color" officeooo:rsid="002835c5" officeooo:paragraph-rsid="002c1e80" style:font-size-asian="8pt" style:font-style-asian="italic" style:font-size-complex="8pt" style:font-style-complex="italic"/>
    </style:style>
    <style:style style:name="P29" style:family="paragraph" style:parent-style-name="Table_20_Contents">
      <style:text-properties style:font-name="Calibri1" fo:font-size="8pt" fo:font-style="italic" style:text-underline-style="solid" style:text-underline-width="auto" style:text-underline-color="font-color" officeooo:rsid="002835c5" officeooo:paragraph-rsid="002d8f37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Calibri1" fo:font-size="8pt" fo:font-style="italic" style:text-underline-style="solid" style:text-underline-width="auto" style:text-underline-color="font-color" officeooo:rsid="002a208d" officeooo:paragraph-rsid="002a208d" style:font-size-asian="8pt" style:font-style-asian="italic" style:font-size-complex="8pt" style:font-style-complex="italic"/>
    </style:style>
    <style:style style:name="P31" style:family="paragraph" style:parent-style-name="Table_20_Contents">
      <style:text-properties style:font-name="Calibri1" fo:font-size="8pt" fo:font-style="italic" style:text-underline-style="solid" style:text-underline-width="auto" style:text-underline-color="font-color" officeooo:rsid="002a208d" officeooo:paragraph-rsid="002c1e80" style:font-size-asian="8pt" style:font-style-asian="italic" style:font-size-complex="8pt" style:font-style-complex="italic"/>
    </style:style>
    <style:style style:name="P32" style:family="paragraph" style:parent-style-name="Table_20_Contents">
      <style:text-properties style:font-name="Calibri1" fo:font-size="8pt" fo:font-style="italic" style:text-underline-style="solid" style:text-underline-width="auto" style:text-underline-color="font-color" officeooo:rsid="0042bae7" officeooo:paragraph-rsid="0042bae7" style:font-size-asian="8pt" style:font-style-asian="italic" style:font-size-complex="8pt" style:font-style-complex="italic"/>
    </style:style>
    <style:style style:name="P33" style:family="paragraph" style:parent-style-name="Table_20_Contents">
      <style:text-properties style:font-name="Calibri1" fo:font-size="8pt" fo:font-style="italic" officeooo:rsid="0036fff2" officeooo:paragraph-rsid="003b15b0" style:font-size-asian="8pt" style:font-style-asian="italic" style:font-size-complex="8pt" style:font-style-complex="italic"/>
    </style:style>
    <style:style style:name="P34" style:family="paragraph" style:parent-style-name="Table_20_Contents">
      <style:text-properties style:font-name="Calibri1" fo:font-size="8pt" fo:font-style="italic" officeooo:rsid="0036fff2" officeooo:paragraph-rsid="0069bcac" style:font-size-asian="8pt" style:font-style-asian="italic" style:font-size-complex="8pt" style:font-style-complex="italic"/>
    </style:style>
    <style:style style:name="P35" style:family="paragraph" style:parent-style-name="Table_20_Contents">
      <style:text-properties style:font-name="Calibri1" fo:font-size="8pt" fo:font-style="italic" officeooo:rsid="003769fd" officeooo:paragraph-rsid="003b15b0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style:font-name="Calibri1" fo:font-size="8pt" fo:font-style="italic" officeooo:rsid="00586a95" officeooo:paragraph-rsid="00586a95" style:font-size-asian="8pt" style:font-style-asian="italic" style:font-size-complex="8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fo:font-weight="bold" officeooo:rsid="001b2bae" officeooo:paragraph-rsid="001b2bae" style:font-size-asian="8pt" style:font-weight-asian="bold" style:font-size-complex="8pt" style:font-weight-complex="bold"/>
    </style:style>
    <style:style style:name="P38" style:family="paragraph" style:parent-style-name="Table_20_Contents">
      <style:text-properties style:font-name="Calibri1" fo:font-size="8pt" fo:font-style="normal" style:text-underline-style="none" officeooo:rsid="004663a5" officeooo:paragraph-rsid="004663a5" style:font-size-asian="8pt" style:font-style-asian="normal" style:font-size-complex="8pt" style:font-style-complex="normal"/>
    </style:style>
    <style:style style:name="P39" style:family="paragraph" style:parent-style-name="Table_20_Contents">
      <style:text-properties officeooo:paragraph-rsid="00300c08"/>
    </style:style>
    <style:style style:name="P40" style:family="paragraph" style:parent-style-name="Table_20_Contents">
      <style:paragraph-properties fo:text-align="center" style:justify-single-word="false"/>
      <style:text-properties style:font-name="Open Sans" fo:font-size="6pt" fo:font-weight="bold" officeooo:rsid="00150ce8" officeooo:paragraph-rsid="002fc28f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Open Sans" fo:font-size="6pt" fo:font-weight="bold" officeooo:rsid="0024da6b" officeooo:paragraph-rsid="0024da6b" style:font-size-asian="6pt" style:font-weight-asian="bold" style:font-size-complex="6pt" style:font-weight-complex="bold"/>
    </style:style>
    <style:style style:name="P42" style:family="paragraph" style:parent-style-name="Table_20_Contents">
      <style:text-properties style:font-name="Calibri" fo:font-size="8pt" officeooo:rsid="007ae727" officeooo:paragraph-rsid="007ae727" style:font-size-asian="8pt" style:font-size-complex="8pt"/>
    </style:style>
    <style:style style:name="P43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>
        <style:tab-stops/>
      </style:paragraph-properties>
      <style:text-properties fo:color="#00000a" style:font-name="Comic Sans MS" fo:font-size="9pt" officeooo:paragraph-rsid="0038625c" style:font-size-asian="9pt" style:font-name-complex="Calibri1" style:font-size-complex="10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style:font-name="Open Sans" fo:font-size="6pt" officeooo:paragraph-rsid="005e60c9" style:font-size-asian="6pt" style:font-size-complex="6pt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style:font-name="Open Sans" fo:font-size="6pt" officeooo:paragraph-rsid="005df6e2" style:font-size-asian="6pt" style:font-size-complex="6pt" fo:hyphenate="false" fo:hyphenation-remain-char-count="2" fo:hyphenation-push-char-count="2"/>
    </style:style>
    <style:style style:name="P46" style:family="paragraph" style:parent-style-name="Standard_7e_LT_7e_Tite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style:font-name="Open Sans" fo:font-size="6pt" officeooo:paragraph-rsid="005df6e2" style:font-size-asian="6pt" style:font-size-complex="6pt" fo:hyphenate="false" fo:hyphenation-remain-char-count="2" fo:hyphenation-push-char-count="2"/>
    </style:style>
    <style:style style:name="P47" style:family="paragraph" style:parent-style-name="Standard_7e_LT_7e_Tite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-0.572cm"/>
        </style:tab-stops>
      </style:paragraph-properties>
      <style:text-properties style:font-name="Open Sans" fo:font-size="6pt" officeooo:paragraph-rsid="005d6e64" style:font-size-asian="6pt" style:font-size-complex="6pt" fo:hyphenate="false" fo:hyphenation-remain-char-count="2" fo:hyphenation-push-char-count="2"/>
    </style:style>
    <style:style style:name="P48" style:family="paragraph" style:parent-style-name="Standard_7e_LT_7e_Tite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-0.572cm"/>
        </style:tab-stops>
      </style:paragraph-properties>
      <style:text-properties style:font-name="Open Sans" fo:font-size="6pt" officeooo:rsid="0025460f" officeooo:paragraph-rsid="005d6e64" style:font-size-asian="6pt" style:font-size-complex="6pt" fo:hyphenate="false" fo:hyphenation-remain-char-count="2" fo:hyphenation-push-char-count="2"/>
    </style:style>
    <style:style style:name="P49" style:family="paragraph" style:parent-style-name="Standard_7e_LT_7e_Tite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-0.101cm" style:auto-text-indent="false">
        <style:tab-stops>
          <style:tab-stop style:position="-0.572cm"/>
        </style:tab-stops>
      </style:paragraph-properties>
      <style:text-properties fo:color="#000000" style:font-name="Open Sans" fo:font-size="6pt" style:text-underline-style="solid" style:text-underline-width="auto" style:text-underline-color="font-color" fo:font-weight="bold" officeooo:rsid="0025460f" officeooo:paragraph-rsid="004ae553" style:font-size-asian="6pt" style:font-weight-asian="bold" style:font-size-complex="6pt" fo:hyphenate="false" fo:hyphenation-remain-char-count="2" fo:hyphenation-push-char-count="2"/>
    </style:style>
    <style:style style:name="P50" style:family="paragraph" style:parent-style-name="Standard_7e_LT_7e_Tite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-0.101cm" style:auto-text-indent="false">
        <style:tab-stops>
          <style:tab-stop style:position="-0.572cm"/>
        </style:tab-stops>
      </style:paragraph-properties>
      <style:text-properties style:font-name="Open Sans" fo:font-size="6pt" officeooo:rsid="0025460f" officeooo:paragraph-rsid="00741dd5" style:font-size-asian="6pt" style:font-size-complex="6pt" fo:hyphenate="false" fo:hyphenation-remain-char-count="2" fo:hyphenation-push-char-count="2"/>
    </style:style>
    <style:style style:name="P51" style:family="paragraph" style:parent-style-name="Standard_7e_LT_7e_Tite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-0.101cm" style:auto-text-indent="false">
        <style:tab-stops>
          <style:tab-stop style:position="-0.572cm"/>
        </style:tab-stops>
      </style:paragraph-properties>
      <style:text-properties style:font-name="Open Sans" fo:font-size="6pt" officeooo:rsid="0025460f" officeooo:paragraph-rsid="007c087a" style:font-size-asian="6pt" style:font-size-complex="6pt" fo:hyphenate="false" fo:hyphenation-remain-char-count="2" fo:hyphenation-push-char-count="2"/>
    </style:style>
    <style:style style:name="P52" style:family="paragraph" style:parent-style-name="Standard_7e_LT_7e_Tite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-0.101cm" style:auto-text-indent="false">
        <style:tab-stops>
          <style:tab-stop style:position="-0.572cm"/>
        </style:tab-stops>
      </style:paragraph-properties>
      <style:text-properties style:font-name="Open Sans" fo:font-size="6pt" officeooo:paragraph-rsid="007c087a" style:font-size-asian="6pt" style:font-size-complex="6pt" fo:hyphenate="false" fo:hyphenation-remain-char-count="2" fo:hyphenation-push-char-count="2"/>
    </style:style>
    <style:style style:name="P53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-0.101cm" style:auto-text-indent="false">
        <style:tab-stops>
          <style:tab-stop style:position="-0.572cm"/>
        </style:tab-stops>
      </style:paragraph-properties>
      <style:text-properties style:font-name="Calibri1" fo:font-size="8pt" officeooo:rsid="0025460f" officeooo:paragraph-rsid="0062c83e" style:font-size-asian="8pt" style:font-size-complex="8pt" fo:hyphenate="false" fo:hyphenation-remain-char-count="2" fo:hyphenation-push-char-count="2"/>
    </style:style>
    <style:style style:name="P54" style:family="paragraph" style:parent-style-name="Standard">
      <style:paragraph-properties fo:margin-left="-0.101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-0.572cm"/>
        </style:tab-stops>
      </style:paragraph-properties>
      <style:text-properties fo:color="#000000" style:text-outline="false" style:text-line-through-style="none" style:text-line-through-type="none" style:font-name="Open Sans" fo:font-size="6pt" fo:font-style="normal" fo:text-shadow="none" style:text-underline-style="none" fo:font-weight="normal" officeooo:rsid="005d6e64" officeooo:paragraph-rsid="005d6e64" style:font-size-asian="6pt" style:font-style-asian="normal" style:font-weight-asian="normal" style:font-size-complex="6pt" style:text-emphasize="none" fo:hyphenate="false" fo:hyphenation-remain-char-count="2" fo:hyphenation-push-char-count="2"/>
    </style:style>
    <style:style style:name="P55" style:family="paragraph" style:parent-style-name="Standard_7e_LT_7e_Titel">
      <style:paragraph-properties fo:margin-left="-0.101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-0.572cm"/>
        </style:tab-stops>
      </style:paragraph-properties>
      <style:text-properties fo:color="#000000" style:font-name="Open Sans" fo:font-size="6pt" style:text-underline-style="solid" style:text-underline-width="auto" style:text-underline-color="font-color" fo:font-weight="bold" officeooo:rsid="0025460f" officeooo:paragraph-rsid="005d6e64" style:font-size-asian="6pt" style:font-weight-asian="bold" style:font-size-complex="6pt" fo:hyphenate="false" fo:hyphenation-remain-char-count="2" fo:hyphenation-push-char-count="2"/>
    </style:style>
    <style:style style:name="P56" style:family="paragraph" style:parent-style-name="Standard_7e_LT_7e_Titel">
      <style:paragraph-properties fo:margin-left="-0.101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-0.572cm"/>
        </style:tab-stops>
      </style:paragraph-properties>
      <style:text-properties style:font-name="Open Sans" fo:font-size="6pt" officeooo:paragraph-rsid="005d6e64" style:font-size-asian="6pt" style:font-size-complex="6pt" fo:hyphenate="false" fo:hyphenation-remain-char-count="2" fo:hyphenation-push-char-count="2"/>
    </style:style>
    <style:style style:name="P57" style:family="paragraph" style:parent-style-name="Standard_7e_LT_7e_Titel" style:list-style-name="L2">
      <style:paragraph-properties fo:margin-left="0.101cm" fo:margin-right="0cm" fo:margin-top="0cm" fo:margin-bottom="0cm" loext:contextual-spacing="false" fo:line-height="100%" fo:text-align="justify" style:justify-single-word="false" fo:hyphenation-ladder-count="no-limit" fo:text-indent="0cm" style:auto-text-indent="false"/>
      <style:text-properties fo:color="#000000" style:font-name="Open Sans1" fo:font-size="6pt" style:text-underline-style="none" fo:font-weight="bold" officeooo:paragraph-rsid="001ea112" style:font-size-asian="6pt" style:font-weight-asian="bold" style:font-size-complex="6pt" fo:hyphenate="false" fo:hyphenation-remain-char-count="2" fo:hyphenation-push-char-count="2"/>
    </style:style>
    <style:style style:name="P58" style:family="paragraph" style:parent-style-name="Standard_7e_LT_7e_Titel" style:list-style-name="L2">
      <style:paragraph-properties fo:margin-left="0.101cm" fo:margin-right="0cm" fo:margin-top="0cm" fo:margin-bottom="0cm" loext:contextual-spacing="false" fo:line-height="100%" fo:text-align="justify" style:justify-single-word="false" fo:hyphenation-ladder-count="no-limit" fo:text-indent="0cm" style:auto-text-indent="false"/>
      <style:text-properties style:font-name="Comic Sans MS" fo:font-size="6pt" officeooo:paragraph-rsid="001ea112" style:font-size-asian="6pt" style:font-size-complex="6pt" fo:hyphenate="false" fo:hyphenation-remain-char-count="2" fo:hyphenation-push-char-count="2"/>
    </style:style>
    <style:style style:name="P59" style:family="paragraph" style:parent-style-name="Table_20_Contents" style:list-style-name="L3">
      <style:text-properties style:font-name="Calibri1" fo:font-size="8pt" fo:font-style="italic" officeooo:rsid="0036fff2" officeooo:paragraph-rsid="0036fff2" style:font-size-asian="8pt" style:font-style-asian="italic" style:font-size-complex="8pt" style:font-style-complex="italic"/>
    </style:style>
    <style:style style:name="P60" style:family="paragraph" style:parent-style-name="Table_20_Contents" style:list-style-name="L3">
      <style:text-properties style:font-name="Calibri1" fo:font-size="8pt" fo:font-style="italic" officeooo:rsid="00559b9c" officeooo:paragraph-rsid="00559b9c" style:font-size-asian="8pt" style:font-style-asian="italic" style:font-size-complex="8pt" style:font-style-complex="italic"/>
    </style:style>
    <style:style style:name="P61" style:family="paragraph" style:parent-style-name="Table_20_Contents" style:list-style-name="L3">
      <style:text-properties style:font-name="Calibri1" fo:font-size="8pt" fo:font-style="italic" officeooo:rsid="006c2e2c" officeooo:paragraph-rsid="006c2e2c" style:font-size-asian="8pt" style:font-style-asian="italic" style:font-size-complex="8pt" style:font-style-complex="italic"/>
    </style:style>
    <style:style style:name="P62" style:family="paragraph" style:parent-style-name="Table_20_Contents" style:list-style-name="L3">
      <style:text-properties style:font-name="Calibri1" fo:font-size="8pt" fo:font-style="italic" officeooo:rsid="0039ff29" officeooo:paragraph-rsid="0039ff29" style:font-size-asian="8pt" style:font-style-asian="italic" style:font-size-complex="8pt" style:font-style-complex="italic"/>
    </style:style>
    <style:style style:name="P63" style:family="paragraph" style:parent-style-name="Table_20_Contents" style:list-style-name="L3">
      <style:text-properties style:font-name="Calibri1" fo:font-size="8pt" fo:font-style="italic" officeooo:rsid="007f0c9b" officeooo:paragraph-rsid="007f0c9b" style:font-size-asian="8pt" style:font-style-asian="italic" style:font-size-complex="8pt" style:font-style-complex="italic"/>
    </style:style>
    <style:style style:name="P64" style:family="paragraph" style:parent-style-name="Table_20_Contents" style:list-style-name="L3">
      <style:text-properties style:font-name="Calibri1" fo:font-size="8pt" fo:font-style="italic" officeooo:rsid="0047dfbc" officeooo:paragraph-rsid="0047dfbc" style:font-size-asian="8pt" style:font-style-asian="italic" style:font-size-complex="8pt" style:font-style-complex="italic"/>
    </style:style>
    <style:style style:name="P65" style:family="paragraph" style:parent-style-name="Table_20_Contents" style:list-style-name="L3">
      <style:text-properties style:font-name="Calibri1" fo:font-size="8pt" fo:font-style="italic" officeooo:rsid="00703aaa" officeooo:paragraph-rsid="00703aaa" style:font-size-asian="8pt" style:font-style-asian="italic" style:font-size-complex="8pt" style:font-style-complex="italic"/>
    </style:style>
    <style:style style:name="P66" style:family="paragraph" style:parent-style-name="Table_20_Contents" style:list-style-name="L3">
      <style:text-properties style:font-name="Calibri1" fo:font-size="8pt" fo:font-style="italic" officeooo:rsid="0042bae7" officeooo:paragraph-rsid="0042bae7" style:font-size-asian="8pt" style:font-style-asian="italic" style:font-size-complex="8pt" style:font-style-complex="italic"/>
    </style:style>
    <style:style style:name="P67" style:family="paragraph" style:parent-style-name="Table_20_Contents" style:list-style-name="L3">
      <style:text-properties style:font-name="Calibri1" fo:font-size="8pt" fo:font-style="italic" officeooo:rsid="002d8f37" officeooo:paragraph-rsid="002d8f37" style:font-size-asian="8pt" style:font-style-asian="italic" style:font-size-complex="8pt" style:font-style-complex="italic"/>
    </style:style>
    <style:style style:name="P68" style:family="paragraph" style:parent-style-name="Table_20_Contents" style:list-style-name="L3">
      <style:text-properties style:font-name="Calibri1" fo:font-size="8pt" fo:font-style="italic" style:text-underline-style="none" officeooo:rsid="00586a95" officeooo:paragraph-rsid="00586a95" style:font-size-asian="8pt" style:font-style-asian="italic" style:font-size-complex="8pt" style:font-style-complex="italic"/>
    </style:style>
    <style:style style:name="P69" style:family="paragraph" style:parent-style-name="Table_20_Contents">
      <style:paragraph-properties fo:text-align="center" style:justify-single-word="false"/>
      <style:text-properties style:font-name="Calibri1" fo:font-size="8pt" officeooo:rsid="00887e78" officeooo:paragraph-rsid="00887e78" style:font-size-asian="8pt" style:font-size-complex="8pt"/>
    </style:style>
    <style:style style:name="P70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officeooo:paragraph-rsid="0024da6b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  <style:paragraph-properties fo:text-align="center"/>
      <style:text-properties style:font-name="Arial" fo:font-size="19pt" fo:font-weight="bold" style:font-size-asian="19pt" style:font-weight-asian="bold" style:font-size-complex="19pt" style:font-weight-complex="bold"/>
    </style:style>
    <style:style style:name="P73" style:family="paragraph">
      <style:paragraph-properties fo:margin-top="0cm" fo:margin-bottom="0cm" fo:line-height="100%"/>
    </style:style>
    <style:style style:name="P74" style:family="paragraph">
      <loext:graphic-properties draw:fill-color="#ffffff"/>
      <style:paragraph-properties fo:margin-top="0cm" fo:margin-bottom="0cm" fo:line-height="100%"/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Calibri1" fo:font-size="9pt" officeooo:rsid="0024da6b" style:font-size-asian="9pt" style:font-size-complex="9pt"/>
    </style:style>
    <style:style style:name="T2" style:family="text">
      <style:text-properties style:font-name="Calibri1" fo:font-size="9pt" officeooo:rsid="0017e198" style:font-size-asian="9pt" style:font-size-complex="9pt"/>
    </style:style>
    <style:style style:name="T3" style:family="text">
      <style:text-properties style:font-name="Calibri1" fo:font-size="9pt" officeooo:rsid="002d8f37" style:font-size-asian="9pt" style:font-name-complex="Calibri1"/>
    </style:style>
    <style:style style:name="T4" style:family="text">
      <style:text-properties style:font-name="Calibri1" fo:font-size="9pt" officeooo:rsid="0034fdf2" style:font-size-asian="9pt" style:font-name-complex="Calibri1"/>
    </style:style>
    <style:style style:name="T5" style:family="text">
      <style:text-properties style:font-name="Calibri1" fo:font-size="9pt" officeooo:rsid="00515cdf" style:font-size-asian="9pt" style:font-name-complex="Calibri1"/>
    </style:style>
    <style:style style:name="T6" style:family="text">
      <style:text-properties style:font-name="Calibri1" fo:font-size="9pt" officeooo:rsid="0060f67f" style:font-size-asian="9pt" style:font-name-complex="Calibri1"/>
    </style:style>
    <style:style style:name="T7" style:family="text">
      <style:text-properties style:font-name="Calibri1" fo:font-weight="bold" officeooo:rsid="0038625c" style:font-name-asian="Times New Roman" style:language-asian="en" style:country-asian="US" style:font-weight-asian="bold" style:font-size-complex="9pt" style:font-weight-complex="bold"/>
    </style:style>
    <style:style style:name="T8" style:family="text">
      <style:text-properties style:font-name="Calibri1" fo:font-weight="bold" officeooo:rsid="003769fd" style:font-name-asian="Times New Roman" style:language-asian="en" style:country-asian="US" style:font-weight-asian="bold" style:font-size-complex="9pt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="Calibri1" fo:font-size="9pt" officeooo:rsid="0024da6b" style:font-size-asian="9pt" style:font-size-complex="9pt"/>
    </style:style>
    <style:style style:name="T11" style:family="text">
      <style:text-properties style:font-name="Times New Roman" fo:font-size="10pt" style:font-size-asian="10pt" style:font-size-complex="10pt"/>
    </style:style>
    <style:style style:name="T12" style:family="text">
      <style:text-properties style:font-name="Times New Roman" fo:font-size="10pt" officeooo:rsid="0024da6b" style:font-size-asian="10pt" style:font-size-complex="10pt"/>
    </style:style>
    <style:style style:name="T13" style:family="text">
      <style:text-properties style:font-name="Times New Roman" fo:font-size="10pt" style:font-size-asian="10pt" style:font-name-complex="Tahoma1" style:font-size-complex="10pt"/>
    </style:style>
    <style:style style:name="T14" style:family="text">
      <style:text-properties style:font-name="Times New Roman" fo:font-size="10pt" officeooo:rsid="0024da6b" style:font-size-asian="10pt" style:font-name-complex="Tahoma1" style:font-size-complex="10pt"/>
    </style:style>
    <style:style style:name="T15" style:family="text">
      <style:text-properties style:font-name="Times New Roman" fo:font-size="10pt" officeooo:rsid="0024da6b" style:font-name-asian="Times New Roman1" style:font-size-asian="10pt" style:font-name-complex="Tahoma1" style:font-size-complex="10pt"/>
    </style:style>
    <style:style style:name="T16" style:family="text">
      <style:text-properties style:font-name="Times New Roman1" fo:font-size="10pt" officeooo:rsid="0024da6b" style:font-name-asian="Times New Roman1" style:font-size-asian="10pt" style:font-name-complex="Times New Roman1" style:font-size-complex="10pt"/>
    </style:style>
    <style:style style:name="T17" style:family="text">
      <style:text-properties officeooo:rsid="002835c5"/>
    </style:style>
    <style:style style:name="T18" style:family="text">
      <style:text-properties officeooo:rsid="002c1e80"/>
    </style:style>
    <style:style style:name="T19" style:family="text">
      <style:text-properties officeooo:rsid="002fc28f"/>
    </style:style>
    <style:style style:name="T20" style:family="text">
      <style:text-properties fo:color="#000000"/>
    </style:style>
    <style:style style:name="T21" style:family="text">
      <style:text-properties fo:color="#000000" style:font-name="Open Sans1" fo:font-weight="bold" style:font-weight-asian="bold"/>
    </style:style>
    <style:style style:name="T22" style:family="text">
      <style:text-properties fo:color="#000000" style:font-name="Open Sans1" fo:font-weight="bold" officeooo:rsid="00300c08" style:font-weight-asian="bold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c4f0f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d6e64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df6e2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cee4b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60c9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19d1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41dd5" style:font-style-asian="normal" style:font-weight-asian="normal" style:text-emphasize="none"/>
    </style:style>
    <style:style style:name="T31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32" style:family="text">
      <style:text-properties fo:color="#000000" style:text-underline-style="solid" style:text-underline-width="auto" style:text-underline-color="font-color" fo:font-weight="bold" officeooo:rsid="0025460f" style:font-weight-asian="bold"/>
    </style:style>
    <style:style style:name="T33" style:family="text">
      <style:text-properties fo:color="#000000" officeooo:rsid="004cee4b"/>
    </style:style>
    <style:style style:name="T34" style:family="text">
      <style:text-properties fo:color="#000000" officeooo:rsid="005c4f0f"/>
    </style:style>
    <style:style style:name="T35" style:family="text">
      <style:text-properties fo:color="#000000" officeooo:rsid="005df6e2"/>
    </style:style>
    <style:style style:name="T36" style:family="text">
      <style:text-properties fo:color="#000000" officeooo:rsid="006219d1"/>
    </style:style>
    <style:style style:name="T37" style:family="text">
      <style:text-properties fo:color="#000000" officeooo:rsid="0025460f"/>
    </style:style>
    <style:style style:name="T38" style:family="text">
      <style:text-properties fo:color="#000000" officeooo:rsid="005d6e64"/>
    </style:style>
    <style:style style:name="T39" style:family="text">
      <style:text-properties fo:color="#000000" officeooo:rsid="00741dd5"/>
    </style:style>
    <style:style style:name="T40" style:family="text">
      <style:text-properties style:font-name="Calibri"/>
    </style:style>
    <style:style style:name="T41" style:family="text">
      <style:text-properties style:font-name="Calibri" officeooo:rsid="0036fff2"/>
    </style:style>
    <style:style style:name="T42" style:family="text">
      <style:text-properties style:font-name="Calibri" officeooo:rsid="0056a1ec"/>
    </style:style>
    <style:style style:name="T43" style:family="text">
      <style:text-properties officeooo:rsid="003f4622"/>
    </style:style>
    <style:style style:name="T44" style:family="text">
      <style:text-properties officeooo:rsid="0041981a"/>
    </style:style>
    <style:style style:name="T45" style:family="text">
      <style:text-properties officeooo:rsid="00457ef3"/>
    </style:style>
    <style:style style:name="T46" style:family="text">
      <style:text-properties officeooo:rsid="005b5ec8"/>
    </style:style>
    <style:style style:name="T47" style:family="text">
      <style:text-properties fo:color="#00000a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8" style:family="text">
      <style:text-properties fo:color="#00000a" style:text-outline="false" style:text-line-through-style="none" style:text-line-through-type="none" fo:font-style="normal" fo:text-shadow="none" style:text-underline-style="none" fo:font-weight="normal" officeooo:rsid="004cee4b" style:font-style-asian="normal" style:font-weight-asian="normal" style:text-emphasize="none"/>
    </style:style>
    <style:style style:name="T49" style:family="text">
      <style:text-properties fo:color="#00000a" style:text-outline="false" style:text-line-through-style="none" style:text-line-through-type="none" fo:font-style="normal" fo:text-shadow="none" style:text-underline-style="none" fo:font-weight="normal" officeooo:rsid="005e60c9" style:font-style-asian="normal" style:font-weight-asian="normal" style:text-emphasize="none"/>
    </style:style>
    <style:style style:name="T50" style:family="text">
      <style:text-properties officeooo:rsid="005fde06"/>
    </style:style>
    <style:style style:name="T51" style:family="text">
      <style:text-properties style:text-underline-style="solid" style:text-underline-width="auto" style:text-underline-color="font-color" officeooo:rsid="0067e4e5"/>
    </style:style>
    <style:style style:name="T52" style:family="text">
      <style:text-properties officeooo:rsid="0025460f"/>
    </style:style>
    <style:style style:name="T53" style:family="text">
      <style:text-properties officeooo:rsid="0067e4e5"/>
    </style:style>
    <style:style style:name="T54" style:family="text">
      <style:text-properties officeooo:rsid="006c2e2c"/>
    </style:style>
    <style:style style:name="T55" style:family="text">
      <style:text-properties officeooo:rsid="006d6a43"/>
    </style:style>
    <style:style style:name="T56" style:family="text">
      <style:text-properties officeooo:rsid="006fe20d"/>
    </style:style>
    <style:style style:name="T57" style:family="text">
      <style:text-properties officeooo:rsid="00703aaa"/>
    </style:style>
    <style:style style:name="T58" style:family="text">
      <style:text-properties officeooo:rsid="007f0c9b"/>
    </style:style>
    <style:style style:name="T59" style:family="text">
      <style:text-properties officeooo:rsid="008207f1"/>
    </style:style>
    <style:style style:name="T60" style:family="text">
      <style:text-properties style:font-name="Arial" fo:font-size="19pt" fo:font-weight="bold" style:font-size-asian="19pt" style:font-weight-asian="bold" style:font-size-complex="19pt" style:font-weight-complex="bold"/>
    </style:style>
    <style:style style:name="T61" style:family="text">
      <style:text-properties fo:color="#000000" style:font-name="Arial" fo:font-size="9pt" fo:font-weight="normal" style:font-size-asian="9pt" style:language-asian="fr" style:country-asian="FR" style:font-weight-asian="normal" style:font-size-complex="9pt" style:font-weight-complex="bold"/>
    </style:style>
    <style:style style:name="T62" style:family="text">
      <style:text-properties fo:color="#000000" style:font-name="Arial" fo:font-size="9pt" fo:font-weight="normal" style:font-size-asian="9pt" style:language-asian="fr" style:country-asian="FR" style:font-weight-asian="normal" style:font-name-complex="Calibri1" style:font-size-complex="9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631cm" fo:min-width="11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width="19.001cm" svg:height="1.796cm" draw:z-index="0"><draw:image xlink:href="Pictures/100002010000060800000092EB78CFFA820F03A8.png" xlink:type="simple" xlink:show="embed" xlink:actuate="onLoad"/></draw:frame><draw:custom-shape text:anchor-type="paragraph" draw:z-index="2" draw:name="Forme8" draw:style-name="gr2" draw:text-style-name="P74" svg:width="11.08cm" svg:height="0.699cm" svg:x="4.013cm" svg:y="0.436cm"><text:p text:style-name="P73"><text:span text:style-name="T61"><text:s text:c="2"/></text:span><text:span text:style-name="T62">Comment utiliser la simulation pour effectuer les choix de solutions techniques 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Forme5" draw:style-name="gr1" draw:text-style-name="P72" svg:width="0.563cm" svg:height="0.773cm" svg:x="16.977cm" svg:y="0.803cm"><draw:text-box><text:p text:style-name="P71"><text:span text:style-name="T60">9</text:span></text:p></draw:text-box></draw:frame>FICHE DE SÉQUENCE PÉDAGOGIQU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row>
          <table:table-cell table:style-name="Tableau1.A1" office:value-type="string">
            <text:p text:style-name="P11">Cycle 4</text:p>
          </table:table-cell>
          <table:table-cell table:style-name="Tableau1.A1" office:value-type="string">
            <text:list xml:id="list1999270623" text:style-name="L1">
              <text:list-header>
                <text:p text:style-name="P70"><text:span text:style-name="T16">■</text:span><text:span text:style-name="T12"> </text:span><text:span text:style-name="T1">5</text:span><text:span text:style-name="T10">ème</text:span></text:p>
              </text:list-header>
            </text:list>
          </table:table-cell>
          <table:table-cell table:style-name="Tableau1.A1" office:value-type="string">
            <text:p text:style-name="P10"><text:span text:style-name="T13">□ </text:span>4<text:span text:style-name="T9">ème</text:span></text:p>
          </table:table-cell>
          <table:table-cell table:style-name="Tableau1.A1" office:value-type="string">
            <text:p text:style-name="P10"><text:span text:style-name="T13">□</text:span><text:span text:style-name="T11"> </text:span>3<text:span text:style-name="T9">ème</text:span>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table:number-rows-spanned="2" office:value-type="string">
            <text:p text:style-name="P12">Thématique</text:p>
          </table:table-cell>
          <table:table-cell table:style-name="Tableau3.B2" table:number-rows-spanned="2" office:value-type="string">
            <text:p text:style-name="P12"/>
          </table:table-cell>
          <table:table-cell table:style-name="Tableau3.C1" office:value-type="string">
            <text:p text:style-name="P8"><text:span text:style-name="T16">■</text:span><text:span text:style-name="T14"> </text:span>Design, innovation et créativité.</text:p>
          </table:table-cell>
          <table:table-cell table:style-name="Tableau3.D1" office:value-type="string">
            <text:p text:style-name="P6"/>
          </table:table-cell>
          <table:table-cell table:style-name="Tableau3.E1" office:value-type="string">
            <text:p text:style-name="P8"><text:span text:style-name="T16">■</text:span><text:span text:style-name="T14"> </text:span>Modélisation et simulation.</text:p>
          </table:table-cell>
          <table:table-cell table:style-name="Tableau3.F1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3.C2" office:value-type="string">
            <text:p text:style-name="P7"><text:span text:style-name="T14">□ </text:span>Les objets techniques/société.</text:p>
          </table:table-cell>
          <table:table-cell table:style-name="Tableau3.D2" office:value-type="string">
            <text:p text:style-name="P6"/>
          </table:table-cell>
          <table:table-cell table:style-name="Tableau3.E2" office:value-type="string">
            <text:p text:style-name="P39"><text:span text:style-name="T15">□</text:span><text:span text:style-name="T16"> </text:span><text:span text:style-name="T2">Informatique et programmation</text:span></text:p>
          </table:table-cell>
          <table:table-cell table:style-name="Tableau3.F2" office:value-type="string">
            <text:p text:style-name="P9"/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3"><text:s/><text:span text:style-name="T19">Attendu de fin de cycle</text:span></text:p>
          </table:table-cell>
          <table:table-cell table:style-name="Tableau2.B1" office:value-type="string">
            <text:list xml:id="list2757388128" text:style-name="L2">
              <text:list-header>
                <text:p text:style-name="P57">Imaginer des solutions en réponse aux besoins, matérialiser une idée en intégrant une dimension design</text:p>
                <text:p text:style-name="P58"><text:span text:style-name="T22">Utiliser une </text:span><text:span text:style-name="T21">modélisation et simul</text:span><text:span text:style-name="T22">er le comportement</text:span><text:span text:style-name="T21"> d</text:span><text:span text:style-name="T22">'un</text:span><text:span text:style-name="T21"> objet</text:span></text:p>
              </text:list-header>
            </text:list>
          </table:table-cell>
          <table:table-cell table:style-name="Tableau2.C2" table:number-rows-spanned="2" office:value-type="string">
            <text:p text:style-name="P11"/>
          </table:table-cell>
          <table:table-cell table:style-name="Tableau2.A1" table:number-rows-spanned="2" office:value-type="string">
            <text:p text:style-name="P41">S4C</text:p>
          </table:table-cell>
          <table:table-cell table:style-name="Tableau2.E2" table:number-rows-spanned="2" office:value-type="string">
            <text:p text:style-name="P49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47"><text:span text:style-name="T32">Concevoir, créer, réaliser (domaine 4)</text:span><text:span text:style-name="T52"><text:line-break/> </text:span><text:span text:style-name="T37">- </text:span><text:span text:style-name="T38">(</text:span><text:span text:style-name="T23">CT 2.</text:span><text:span text:style-name="T29">3</text:span><text:span text:style-name="T25">) </text:span><text:span text:style-name="T23">S’approprier un cahier des charges.</text:span></text:p>
            <text:p text:style-name="P54"/>
            <text:p text:style-name="P56"><text:span text:style-name="T23"><text:s/>- </text:span><text:span text:style-name="T25">(CT 2.5) Imaginer des solutions en r</text:span><text:span text:style-name="T23">éponse au besoin.</text:span></text:p>
            <text:p text:style-name="P54"/>
            <text:p text:style-name="P54"/>
            <text:p text:style-name="P48"/>
            <text:p text:style-name="P51"><text:span text:style-name="T31">Mobiliser des outils numériques (domaine 2)</text:span><text:line-break/><text:span text:style-name="T20">- </text:span><text:span text:style-name="T39">(CT 3.2) </text:span><text:span text:style-name="T30">Traduire, </text:span><text:span text:style-name="T23">à l’aide d’outils de représentation numérique, des choix de solutions sous forme de croquis, de dessins ou de schémas.</text:span></text:p>
            <text:p text:style-name="P52"><text:span text:style-name="T39"><text:s/>- </text:span><text:span text:style-name="T36">(CT 5.1) </text:span><text:span text:style-name="T37">Simuler numériquement la structure et/ou le comportement d’un objet.</text:span></text:p>
            <text:p text:style-name="P50"/>
            <text:p text:style-name="P53"/>
          </table:table-cell>
        </table:table-row>
        <table:table-row>
          <table:table-cell table:style-name="Tableau2.A2" office:value-type="string">
            <text:p text:style-name="P40">Compétences</text:p>
          </table:table-cell>
          <table:table-cell table:style-name="Tableau2.B2" office:value-type="string">
            <text:p text:style-name="P46"><text:span text:style-name="T20">- </text:span><text:span text:style-name="T34">(</text:span><text:span text:style-name="T23">DIC.1.2</text:span><text:span text:style-name="T24">) </text:span><text:span text:style-name="T20">Identifier les conditions, contraintes (normes et règlements) et ressources correspondantes, qualifier et quantifier simplement les performances d’un objet technique à créer. </text:span><text:line-break/><text:span text:style-name="T20">(Besoin, contraintes, normalisation / Principaux éléments d’un cahier des charges)</text:span><text:line-break/><text:span text:style-name="T20">- </text:span><text:span text:style-name="T34">(</text:span><text:span text:style-name="T23">DIC.1.</text:span><text:span text:style-name="T25">5</text:span><text:span text:style-name="T24">) </text:span><text:span text:style-name="T20">Imaginer des solutions pour produire des objets et des éléments de programmes informatiques en réponse au besoin.</text:span><text:line-break/><text:span text:style-name="T20">(Design / Innovation et créativité / Représentation de solutions)</text:span><text:line-break/><text:span text:style-name="T20">- </text:span><text:span text:style-name="T35">(</text:span><text:span text:style-name="T23">MSOST.2.1</text:span><text:span text:style-name="T26">) </text:span><text:span text:style-name="T20">Utiliser une modélisation pour comprendre, formaliser, partager, <text:s/>construire, investiguer, prouver. </text:span></text:p>
            <text:p text:style-name="P44"><text:span text:style-name="T33">(</text:span><text:span text:style-name="T27">Outils de description d</text:span><text:span text:style-name="T23">’un fonctionnement, d’une structure et d’un comportement</text:span><text:span text:style-name="T28">)</text:span><text:span text:style-name="T23">. </text:span></text:p>
            <text:p text:style-name="P45"><text:span text:style-name="T33">- </text:span><text:span text:style-name="T35">(</text:span><text:span text:style-name="T27">MSOST.2.</text:span><text:span text:style-name="T26">2) </text:span><text:span text:style-name="T48">Simuler num</text:span><text:span text:style-name="T47">ériquement la structure et/ou le comportement d’un objet. Interpréter le comportement de l’objet technique et le communiquer en argumentant.</text:span></text:p>
            <text:p text:style-name="P44"><text:span text:style-name="T49">(</text:span><text:span text:style-name="T23">Notions d’écarts entre les attentes fixées par le cahier des charges et les résultats de la simulation</text:span><text:span text:style-name="T28">)</text:span><text:span text:style-name="T23">.</text:span></text:p>
          </table:table-cell>
          <table:covered-table-cell/>
          <table:covered-table-cell/>
          <table:covered-table-cell/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<text:span text:style-name="T41">É</text:span>léments principaux de synthèse</text:p>
          </table:table-cell>
          <table:table-cell table:style-name="Tableau4.B1" office:value-type="string">
            <text:p text:style-name="P4"><text:span text:style-name="Police_20_par_20_défaut"><text:span text:style-name="T3">À la fin de la séquence, les élèves doivent être capables de </text:span></text:span><text:span text:style-name="Police_20_par_20_défaut"><text:span text:style-name="T6">valider</text:span></text:span><text:span text:style-name="Police_20_par_20_défaut"><text:span text:style-name="T4"> une </text:span></text:span><text:span text:style-name="Police_20_par_20_défaut"><text:span text:style-name="T5">solution technique</text:span></text:span><text:span text:style-name="Police_20_par_20_défaut"><text:span text:style-name="T6"> en utilisant la simulation</text:span></text:span><text:span text:style-name="Police_20_par_20_défaut"><text:span text:style-name="T4">.</text:span></text:span></text:p>
          </table:table-cell>
        </table:table-row>
      </table:table>
      <text:p text:style-name="P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4">Problématique de la séquence</text:p>
          </table:table-cell>
          <table:table-cell table:style-name="Tableau5.B1" office:value-type="string">
            <text:p text:style-name="P15"><text:span text:style-name="T50">Comment utiliser la simulation pour effectuer les choix de solutions techniques </text:span>? </text:p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9">Séance 1</text:p>
          </table:table-cell>
          <table:table-cell table:style-name="Tableau6.B1" table:number-columns-spanned="2" office:value-type="string">
            <text:p text:style-name="P43"><text:span text:style-name="Police_20_par_20_défaut"><text:span text:style-name="T7">Analyse du cahier des charges/</text:span></text:span><text:span text:style-name="Police_20_par_20_défaut"><text:span text:style-name="T8">Concevoir une solution technique</text:span></text:span></text:p>
          </table:table-cell>
          <table:covered-table-cell/>
        </table:table-row>
        <table:table-row>
          <table:table-cell table:style-name="Tableau6.A2" table:number-rows-spanned="2" office:value-type="string">
            <text:p text:style-name="P16">Activité<text:span text:style-name="T17">s</text:span> et ressources</text:p>
          </table:table-cell>
          <table:table-cell table:style-name="Tableau6.B2" table:number-columns-spanned="2" office:value-type="string">
            <text:p text:style-name="P34"><text:span text:style-name="T51">Préambule</text:span><text:span text:style-name="T53"> : Dans le contexte d’une séquence qui ne ferait pas partie intégrante d’un EPI, une étape préparatrice pourra être envisagée sous la forme d’une classe inversée : les élèves vont devoir visionner chez eux, un extrait vidéo du film de Tim Burton. Ils devront répondre à un questionnaire qu’ils présenteront au début de la première séance. La finalité va être de créer des chaises pour le château de la reine.</text:span></text:p>
            <text:p text:style-name="P34"><text:span text:style-name="T53"><text:s/></text:span>Analyse du cahier des charges</text:p>
            <text:p text:style-name="P33">Compléter le cahier des charges <text:span text:style-name="T44">(prise de mesures, recherche d'informations, étude de l'image)</text:span></text:p>
            <text:p text:style-name="P35">Recherche individuelle de solutions techniques sous forme de croquis <text:span text:style-name="T55">(pour limiter la complexité de la modélisation à venir, seul le dossier de la chaise sera à étudier)</text:span></text:p>
          </table:table-cell>
          <table:covered-table-cell/>
        </table:table-row>
        <table:table-row>
          <table:covered-table-cell/>
          <table:table-cell table:style-name="Tableau6.B3" office:value-type="string">
            <text:p text:style-name="P27">Ressources :</text:p>
            <text:list xml:id="list1729878920" text:style-name="L3">
              <text:list-item>
                <text:p text:style-name="P59">Chaise réelle</text:p>
              </text:list-item>
              <text:list-item>
                <text:p text:style-name="P59">Normes sur l'inclinaison d'un dossier</text:p>
              </text:list-item>
              <text:list-item>
                <text:p text:style-name="P59"><text:span text:style-name="T43">Images</text:span> (Alice…)</text:p>
              </text:list-item>
              <text:list-item>
                <text:p text:style-name="P60">Instrument de mesures</text:p>
              </text:list-item>
              <text:list-item>
                <text:p text:style-name="P61">Feuille quadrillée</text:p>
              </text:list-item>
            </text:list>
          </table:table-cell>
          <table:table-cell table:style-name="Tableau6.C3" office:value-type="string">
            <text:p text:style-name="P30">Bilan :</text:p>
            <text:list xml:id="list183053058516871" text:continue-numbering="true" text:style-name="L3">
              <text:list-item>
                <text:p text:style-name="P59">Contenu d'un cahier des charges</text:p>
              </text:list-item>
              <text:list-item>
                <text:p text:style-name="P62">Charte graphique <text:span text:style-name="T54">(forme, couleur...)</text:span></text:p>
              </text:list-item>
            </text:list>
          </table:table-cell>
        </table:table-row>
      </table:table>
      <text:p text:style-name="P5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9">Séance 2</text:p>
          </table:table-cell>
          <table:table-cell table:style-name="Tableau9.B1" table:number-columns-spanned="2" office:value-type="string">
            <text:p text:style-name="P21">Modéliser <text:span text:style-name="T57">la solution </text:span>technique</text:p>
          </table:table-cell>
          <table:covered-table-cell/>
        </table:table-row>
        <table:table-row>
          <table:table-cell table:style-name="Tableau9.A2" table:number-rows-spanned="2" office:value-type="string">
            <text:p text:style-name="P17">Activité<text:span text:style-name="T18">s</text:span> et ressources</text:p>
          </table:table-cell>
          <table:table-cell table:style-name="Tableau9.B2" table:number-columns-spanned="2" office:value-type="string">
            <text:p text:style-name="P24">Modélisation de la solution. <text:span text:style-name="T56">(une présentation rapide du logiciel pourra être effectuée car il aura été utilisé dans une séquence précédente)</text:span></text:p>
          </table:table-cell>
          <table:covered-table-cell/>
        </table:table-row>
        <table:table-row>
          <table:covered-table-cell/>
          <table:table-cell table:style-name="Tableau9.B3" office:value-type="string">
            <text:p text:style-name="P28">Ressources :</text:p>
            <text:list xml:id="list183053094317463" text:continue-numbering="true" text:style-name="L3">
              <text:list-item>
                <text:p text:style-name="P63">Fichier numérique chaise incomplète</text:p>
              </text:list-item>
              <text:list-item>
                <text:p text:style-name="P64">PC avec Solidworks</text:p>
              </text:list-item>
              <text:list-item>
                <text:p text:style-name="P65">Tutoriel ‘’Modéliser avec SW’’</text:p>
              </text:list-item>
            </text:list>
          </table:table-cell>
          <table:table-cell table:style-name="Tableau9.C3" office:value-type="string">
            <text:p text:style-name="P31">Bilan :</text:p>
            <text:list xml:id="list183052721075393" text:continue-numbering="true" text:style-name="L3">
              <text:list-item>
                <text:p text:style-name="P66">fonctions principales de SW</text:p>
              </text:list-item>
            </text:list>
            <text:p text:style-name="P36"/>
          </table:table-cell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20">Séance 3</text:p>
          </table:table-cell>
          <table:table-cell table:style-name="Tableau10.B1" table:number-columns-spanned="2" office:value-type="string">
            <text:p text:style-name="P22"><text:span text:style-name="T57">Simuler, analyser et valider la</text:span> solution technique</text:p>
          </table:table-cell>
          <table:covered-table-cell/>
        </table:table-row>
        <table:table-row>
          <table:table-cell table:style-name="Tableau10.A2" table:number-rows-spanned="3" office:value-type="string">
            <text:p text:style-name="P17">Activité<text:span text:style-name="T18">s</text:span> et ressources</text:p>
          </table:table-cell>
          <table:table-cell table:style-name="Tableau10.B2" table:number-columns-spanned="2" office:value-type="string">
            <text:p text:style-name="P25"><text:span text:style-name="T40">Simulation (</text:span><text:span text:style-name="T42">SimulationXpress) (un tutoriel sera utilisé mais un travail en ‘’direct’’ avec le professeur peut-être envisagé).</text:span></text:p>
            <text:p text:style-name="P26">P<text:span text:style-name="T59">rojection d’une solution et interprétation</text:span>.</text:p>
          </table:table-cell>
          <table:covered-table-cell/>
        </table:table-row>
        <table:table-row>
          <table:covered-table-cell/>
          <table:table-cell table:style-name="Tableau10.B3" office:value-type="string">
            <text:p text:style-name="P29">Ressources :</text:p>
            <text:list xml:id="list183052321634194" text:continue-numbering="true" text:style-name="L3">
              <text:list-item>
                <text:p text:style-name="P67">VPI</text:p>
              </text:list-item>
              <text:list-item>
                <text:p text:style-name="P67">Outil collaboratif / ENT</text:p>
              </text:list-item>
              <text:list-item>
                <text:p text:style-name="P63">PC avec Solidworks et SimulationXpress</text:p>
              </text:list-item>
            </text:list>
          </table:table-cell>
          <table:table-cell table:style-name="Tableau10.C3" office:value-type="string">
            <text:list xml:id="list183053422709607" text:continue-numbering="true" text:style-name="L3">
              <text:list-item>
                <text:p text:style-name="P68">interprétation d'une simulation : <text:span text:style-name="T58">code couleur </text:span></text:p>
              </text:list-item>
            </text:list>
          </table:table-cell>
        </table:table-row>
        <table:table-row>
          <table:covered-table-cell/>
          <table:table-cell table:style-name="Tableau10.B4" table:number-columns-spanned="2" office:value-type="string">
            <text:p text:style-name="P32">Structuration des connais<text:span text:style-name="T45">s</text:span>ances</text:p>
            <text:p text:style-name="P38"><text:span text:style-name="T46">Créativité : le design</text:span> de chaises. <text:span text:style-name="T46">Interpréter une simulation.</text:span></text:p>
          </table:table-cell>
          <table:covered-table-cell/>
        </table:table-row>
      </table:table>
      <text:p text:style-name="P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">Séance 4</text:p>
            <text:p text:style-name="P18">Évaluation</text:p>
          </table:table-cell>
          <table:table-cell table:style-name="Tableau7.B1" office:value-type="string">
            <text:p text:style-name="P42">Évaluation : <text:span text:style-name="T58">Tâche complexe sur un autre objet d’étude.</text:span></text:p>
          </table:table-cell>
        </table:table-row>
      </table:table>
      <text:p text:style-name="P5"/>
      <table:table table:name="Tableau8" table:style-name="Tableau8">
        <table:table-column table:style-name="Tableau8.A"/>
        <table:table-column table:style-name="Tableau8.B" table:number-columns-repeated="2"/>
        <table:table-column table:style-name="Tableau8.D"/>
        <table:table-row>
          <table:table-cell table:style-name="Tableau8.A1" office:value-type="string">
            <text:p text:style-name="P37">Auteurs</text:p>
          </table:table-cell>
          <table:table-cell table:style-name="Tableau8.C1" office:value-type="string">
            <text:p text:style-name="P69">dominique.klavzer@ac-lille.fr</text:p>
          </table:table-cell>
          <table:table-cell table:style-name="Tableau8.C1" office:value-type="string">
            <text:p text:style-name="P23"/>
          </table:table-cell>
          <table:table-cell table:style-name="Tableau8.D1" office:value-type="string">
            <text:p text:style-name="P2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2" svg:font-family="Mangal"/>
    <style:font-face style:name="Adobe Garamond Pro" svg:font-family="'Adobe Garamond Pro', 'Adobe Garamond Pro'" style:font-family-generic="roman"/>
    <style:font-face style:name="Mangal" svg:font-family="Mangal" style:font-family-generic="roman"/>
    <style:font-face style:name="Open Sans1" svg:font-family="'Open Sans'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dobe Garamond Pro" fo:font-family="'Adobe Garamond Pro', 'Adobe Garamond Pro'" style:font-family-generic="roman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text"/>
    <style:style style:name="WW_5f_CharLFO268LVL1" style:display-name="WW_CharLFO268LVL1" style:family="text">
      <style:text-properties style:font-name="Wingdings" fo:font-family="Wingdings" style:font-family-generic="system" style:font-pitch="variable" style:font-charset="x-symbol"/>
    </style:style>
    <style:style style:name="WW_5f_CharLFO268LVL2" style:display-name="WW_CharLFO268LVL2" style:family="text">
      <style:text-properties style:font-name="Courier New" fo:font-family="'Courier New'" style:font-family-generic="modern" style:font-pitch="fixed" style:font-name-complex="Symbol" style:font-family-complex="Symbol" style:font-family-generic-complex="roman" style:font-pitch-complex="variable" style:font-charset-complex="x-symbol"/>
    </style:style>
    <style:style style:name="WW_5f_CharLFO268LVL3" style:display-name="WW_CharLFO268LVL3" style:family="text">
      <style:text-properties style:font-name="Wingdings" fo:font-family="Wingdings" style:font-family-generic="system" style:font-pitch="variable" style:font-charset="x-symbol"/>
    </style:style>
    <style:style style:name="WW_5f_CharLFO268LVL4" style:display-name="WW_CharLFO268LVL4" style:family="text">
      <style:text-properties style:font-name="Symbol" fo:font-family="Symbol" style:font-family-generic="roman" style:font-pitch="variable" style:font-charset="x-symbol"/>
    </style:style>
    <style:style style:name="WW_5f_CharLFO268LVL5" style:display-name="WW_CharLFO268LVL5" style:family="text">
      <style:text-properties style:font-name="Courier New" fo:font-family="'Courier New'" style:font-family-generic="modern" style:font-pitch="fixed" style:font-name-complex="Symbol" style:font-family-complex="Symbol" style:font-family-generic-complex="roman" style:font-pitch-complex="variable" style:font-charset-complex="x-symbol"/>
    </style:style>
    <style:style style:name="WW_5f_CharLFO268LVL6" style:display-name="WW_CharLFO268LVL6" style:family="text">
      <style:text-properties style:font-name="Wingdings" fo:font-family="Wingdings" style:font-family-generic="system" style:font-pitch="variable" style:font-charset="x-symbol"/>
    </style:style>
    <style:style style:name="WW_5f_CharLFO268LVL7" style:display-name="WW_CharLFO268LVL7" style:family="text">
      <style:text-properties style:font-name="Symbol" fo:font-family="Symbol" style:font-family-generic="roman" style:font-pitch="variable" style:font-charset="x-symbol"/>
    </style:style>
    <style:style style:name="WW_5f_CharLFO268LVL8" style:display-name="WW_CharLFO268LVL8" style:family="text">
      <style:text-properties style:font-name="Courier New" fo:font-family="'Courier New'" style:font-family-generic="modern" style:font-pitch="fixed" style:font-name-complex="Symbol" style:font-family-complex="Symbol" style:font-family-generic-complex="roman" style:font-pitch-complex="variable" style:font-charset-complex="x-symbol"/>
    </style:style>
    <style:style style:name="WW_5f_CharLFO268LVL9" style:display-name="WW_CharLFO268LVL9" style:family="text">
      <style:text-properties style:font-name="Wingdings" fo:font-family="Wingdings" style:font-family-generic="system" style:font-pitch="variable" style:font-charset="x-symbol"/>
    </style:style>
    <style:style style:name="WW_5f_CharLFO292LVL1" style:display-name="WW_CharLFO292LVL1" style:family="text">
      <style:text-properties style:font-name="Wingdings" fo:font-family="Wingdings" style:font-family-generic="system" style:font-pitch="variable" style:font-charset="x-symbol"/>
    </style:style>
    <style:style style:name="WW_5f_CharLFO292LVL2" style:display-name="WW_CharLFO292LVL2" style:family="text">
      <style:text-properties style:font-name="Courier New" fo:font-family="'Courier New'" style:font-family-generic="modern" style:font-pitch="fixed" style:font-name-complex="Symbol" style:font-family-complex="Symbol" style:font-family-generic-complex="roman" style:font-pitch-complex="variable" style:font-charset-complex="x-symbol"/>
    </style:style>
    <style:style style:name="WW_5f_CharLFO292LVL3" style:display-name="WW_CharLFO292LVL3" style:family="text">
      <style:text-properties style:font-name="Wingdings" fo:font-family="Wingdings" style:font-family-generic="system" style:font-pitch="variable" style:font-charset="x-symbol"/>
    </style:style>
    <style:style style:name="WW_5f_CharLFO292LVL4" style:display-name="WW_CharLFO292LVL4" style:family="text">
      <style:text-properties style:font-name="Symbol" fo:font-family="Symbol" style:font-family-generic="roman" style:font-pitch="variable" style:font-charset="x-symbol"/>
    </style:style>
    <style:style style:name="WW_5f_CharLFO292LVL5" style:display-name="WW_CharLFO292LVL5" style:family="text">
      <style:text-properties style:font-name="Courier New" fo:font-family="'Courier New'" style:font-family-generic="modern" style:font-pitch="fixed" style:font-name-complex="Symbol" style:font-family-complex="Symbol" style:font-family-generic-complex="roman" style:font-pitch-complex="variable" style:font-charset-complex="x-symbol"/>
    </style:style>
    <style:style style:name="WW_5f_CharLFO292LVL6" style:display-name="WW_CharLFO292LVL6" style:family="text">
      <style:text-properties style:font-name="Wingdings" fo:font-family="Wingdings" style:font-family-generic="system" style:font-pitch="variable" style:font-charset="x-symbol"/>
    </style:style>
    <style:style style:name="WW_5f_CharLFO292LVL7" style:display-name="WW_CharLFO292LVL7" style:family="text">
      <style:text-properties style:font-name="Symbol" fo:font-family="Symbol" style:font-family-generic="roman" style:font-pitch="variable" style:font-charset="x-symbol"/>
    </style:style>
    <style:style style:name="WW_5f_CharLFO292LVL8" style:display-name="WW_CharLFO292LVL8" style:family="text">
      <style:text-properties style:font-name="Courier New" fo:font-family="'Courier New'" style:font-family-generic="modern" style:font-pitch="fixed" style:font-name-complex="Symbol" style:font-family-complex="Symbol" style:font-family-generic-complex="roman" style:font-pitch-complex="variable" style:font-charset-complex="x-symbol"/>
    </style:style>
    <style:style style:name="WW_5f_CharLFO292LVL9" style:display-name="WW_CharLFO292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21:29:00</meta:creation-date>
    <dc:date>2017-12-04T18:30:51.281000000</dc:date>
    <meta:editing-duration>PT10H1M57S</meta:editing-duration>
    <meta:editing-cycles>97</meta:editing-cycles>
    <meta:generator>LibreOffice/5.3.6.1$Windows_x86 LibreOffice_project/686f202eff87ef707079aeb7f485847613344eb7</meta:generator>
    <meta:document-statistic meta:table-count="10" meta:image-count="1" meta:object-count="0" meta:page-count="1" meta:paragraph-count="70" meta:word-count="587" meta:character-count="3908" meta:non-whitespace-character-count="3398"/>
  </office:meta>
</office:document-meta>
</file>